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20pt"/>
    </style:style>
    <style:style style:name="P3" style:family="paragraph" style:parent-style-name="Standard">
      <style:text-properties style:font-name="Times" fo:font-size="12pt" fo:letter-spacing="normal"/>
    </style:style>
    <style:style style:name="P4" style:family="paragraph" style:parent-style-name="Standard">
      <style:paragraph-properties fo:text-align="center" style:justify-single-word="false"/>
      <style:text-properties style:font-name="Times" fo:font-size="12pt" fo:letter-spacing="normal"/>
    </style:style>
    <style:style style:name="P5" style:family="paragraph" style:parent-style-name="Standard">
      <style:text-properties style:font-name="Times" fo:font-size="12pt" fo:letter-spacing="normal" style:text-underline-style="solid" style:text-underline-width="auto" style:text-underline-color="font-color"/>
    </style:style>
    <style:style style:name="P6" style:family="paragraph" style:parent-style-name="Standard">
      <style:text-properties style:font-name="Times" fo:font-size="12pt" fo:letter-spacing="normal" officeooo:rsid="000aab24" officeooo:paragraph-rsid="000aab24"/>
    </style:style>
    <style:style style:name="P7" style:family="paragraph" style:parent-style-name="Standard">
      <style:paragraph-properties fo:text-align="center" style:justify-single-word="false"/>
      <style:text-properties style:font-name="Times" fo:font-size="24pt" fo:letter-spacing="normal" style:text-underline-style="solid" style:text-underline-width="auto" style:text-underline-color="font-color"/>
    </style:style>
    <style:style style:name="P8" style:family="paragraph" style:parent-style-name="Standard">
      <style:text-properties style:font-name="Times" fo:font-size="24pt" fo:letter-spacing="normal" fo:font-weight="bold"/>
    </style:style>
    <style:style style:name="P9" style:family="paragraph" style:parent-style-name="Standard">
      <style:paragraph-properties fo:text-align="center" style:justify-single-word="false"/>
      <style:text-properties style:font-name="Times" fo:font-size="28pt" fo:letter-spacing="normal" fo:font-weight="bold"/>
    </style:style>
    <style:style style:name="P10" style:family="paragraph" style:parent-style-name="Standard">
      <style:text-properties style:font-name="Times" fo:font-size="20pt" fo:letter-spacing="normal" fo:font-weight="bold"/>
    </style:style>
    <style:style style:name="P11" style:family="paragraph" style:parent-style-name="Standard">
      <style:text-properties style:font-name="Times" fo:font-size="20pt" fo:letter-spacing="normal" style:text-underline-style="solid" style:text-underline-width="auto" style:text-underline-color="font-color"/>
    </style:style>
    <style:style style:name="P12" style:family="paragraph" style:parent-style-name="Standard">
      <style:text-properties style:font-name="Times" fo:font-size="18pt" fo:letter-spacing="normal" fo:font-weight="bold"/>
    </style:style>
    <style:style style:name="P13" style:family="paragraph" style:parent-style-name="Standard">
      <style:text-properties officeooo:paragraph-rsid="000aab24"/>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20pt" fo:letter-spacing="normal"/>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officeooo:paragraph-rsid="000aab24"/>
    </style:style>
    <style:style style:name="T1" style:family="text">
      <style:text-properties fo:letter-spacing="normal"/>
    </style:style>
    <style:style style:name="T2" style:family="text">
      <style:text-properties fo:letter-spacing="normal" style:text-underline-style="solid" style:text-underline-width="auto" style:text-underline-color="font-color"/>
    </style:style>
    <style:style style:name="T3" style:family="text">
      <style:text-properties fo:font-size="18pt" fo:letter-spacing="normal" fo:font-weight="bold"/>
    </style:style>
    <style:style style:name="T4" style:family="text">
      <style:text-properties officeooo:rsid="000aab24"/>
    </style:style>
    <style:style style:name="T5" style:family="text">
      <style:text-properties style:font-name="ArialMT" fo:font-size="11pt" fo:background-color="#ffffff" loext:char-shading-value="0"/>
    </style:style>
    <style:style style:name="T6" style:family="text">
      <style:text-properties style:font-name="ArialMT" fo:font-size="11pt" fo:letter-spacing="normal" fo:background-color="#ffffff" loext:char-shading-value="0"/>
    </style:style>
    <style:style style:name="T7" style:family="text">
      <style:text-properties style:font-name="Times" fo:font-size="12pt" fo:letter-spacing="normal"/>
    </style:style>
    <style:style style:name="T8" style:family="text">
      <style:text-properties style:font-name="Times" fo:font-size="12pt" fo:letter-spacing="normal" officeooo:rsid="000aab24"/>
    </style:style>
    <style:style style:name="T9" style:family="text">
      <style:text-properties style:font-name="Times" fo:font-size="12pt" fo:letter-spacing="normal" fo:background-color="#ffffff" loext:char-shading-value="0"/>
    </style:style>
    <style:style style:name="T10" style:family="text">
      <style:text-properties style:font-name="Times" fo:font-size="12pt" fo:letter-spacing="normal" officeooo:rsid="000aab24" fo:background-color="#ffffff" loext:char-shading-value="0"/>
    </style:style>
    <style:style style:name="fr1" style:family="graphic" style:parent-style-name="Formula">
      <style:graphic-properties style:vertical-pos="middle" style:vertical-rel="text" draw:ole-draw-aspect="1"/>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9">T.P. Modelos y Optimización</text:p>
      <text:p text:style-name="P9">Primera Entrega</text:p>
      <text:p text:style-name="P10"/>
      <text:p text:style-name="P11">Integrantes:</text:p>
      <text:p text:style-name="P3"/>
      <text:list xml:id="list1737532792" text:style-name="L1">
        <text:list-item>
          <text:p text:style-name="P14">Santos, Ramiro (99772)</text:p>
        </text:list-item>
        <text:list-item>
          <text:p text:style-name="P14">Dorgan, Santiago (98045)</text:p>
        </text:list-item>
        <text:list-item>
          <text:p text:style-name="P14">Semzso, Tomás ()</text:p>
        </text:list-item>
        <text:list-item>
          <text:p text:style-name="P14">Ledo, Soledad (82402)</text:p>
        </text:list-item>
      </text:list>
      <text:p text:style-name="P3"/>
      <text:p text:style-name="P2"><text:span text:style-name="T2">Fecha de entrega:</text:span><text:span text:style-name="T1"> 19/10/2019</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Parte A</text:p>
      <text:p text:style-name="P12"/>
      <text:p text:style-name="P12">Análisis</text:p>
      <text:p text:style-name="P3"/>
      <text:p text:style-name="P3">El ejercicio presenta un problema del viajante donde en un viaje se deben recorrer 48 capitales de Estados Unidos (iban a ser 50 pero se quitaron 2 del recorrido) buscando minimizar los gastos. A su vez se presentan restricciones escalonadas asociadas a los kilómetros, que dependiendo de cuántos se haya recorrido se gastará una determinada cantidad de dinero en comida. Y es por <text:soft-page-break/>esto que también el problema presentado es un problema del viajante con memoria, ya que hay que tener en cuenta la cantidad de kilómetros recorridos antes.</text:p>
      <text:p text:style-name="P3"/>
      <text:p text:style-name="P3"/>
      <text:p text:style-name="P3"/>
      <text:p text:style-name="P12">Objetivo</text:p>
      <text:p text:style-name="P3"/>
      <text:p text:style-name="P3">Determinar el orden en el cual se visitarán las 50 capitales de Estados Unidos, excepto las de Hawai y Alaska en un tiempo determinado, de modo de minimizar los costos de nafta, víveres y alojamiento.</text:p>
      <text:p text:style-name="P3"/>
      <text:p text:style-name="P12">Hipótesis</text:p>
      <text:p text:style-name="P3"/>
      <text:list xml:id="list153138675676131" text:style-name="L1">
        <text:list-item>
          <text:p text:style-name="P15">Si un viaje de una capital a otra lleva de recorrido más de 250km. (no importa cuánto más) se quedarán en un hotel desde la capital que parten 2 días enteros a descansar (2 noches).</text:p>
        </text:list-item>
        <text:list-item>
          <text:p text:style-name="P15">Cada 100km se paran a estirar sin tener en cuenta si en el medio de ese recorrido se llegó a una capital (por ej: si de una capital a otra se recorren 70k[km/período]m, luego en el próximo viaje pararán <text:s/>a estirar a los 30km de comenzado el mismo)</text:p>
        </text:list-item>
        <text:list-item>
          <text:p text:style-name="P15">Se ingieren dos comidas por día.</text:p>
        </text:list-item>
        <text:list-item>
          <text:p text:style-name="P15">Todos los viajes (de una capital a otra) se hacen en el transcurso de un día.</text:p>
        </text:list-item>
        <text:list-item>
          <text:p text:style-name="P15">No hay posibilidades de que el auto se rompa o deje de funcionar.</text:p>
        </text:list-item>
        <text:list-item>
          <text:p text:style-name="P15">En caso de que se compre la heladera, esta funcionará durante todo el recorrido.</text:p>
        </text:list-item>
        <text:list-item>
          <text:p text:style-name="P15">La heladera portátil tiene espacio para todas las botellas que deseen comprar, en caso de que la adquieran.</text:p>
        </text:list-item>
        <text:list-item>
          <text:p text:style-name="P15">No hay costos adicionales fuera de lo contemplado.</text:p>
        </text:list-item>
        <text:list-item>
          <text:p text:style-name="P15">No hay stock inicial de agua, comida ni nafta.</text:p>
        </text:list-item>
        <text:list-item>
          <text:p text:style-name="P15">Los precios se mantienen constantes durante todo el viaje.</text:p>
        </text:list-item>
        <text:list-item>
          <text:p text:style-name="P15">Cuando frenan a estirar toman un agua cada uno.</text:p>
        </text:list-item>
        <text:list-item>
          <text:p text:style-name="P16"><text:span text:style-name="T8">Carlos y Andrés pagarán los gastos con dólares. </text:span></text:p>
        </text:list-item>
      </text:list>
      <text:p text:style-name="P3"/>
      <text:p text:style-name="P12">Modelo de programación lineal continua</text:p>
      <text:p text:style-name="P5"/>
      <text:p text:style-name="P5">Variables:</text:p>
      <text:p text:style-name="P3"/>
      <text:p text:style-name="P3">Yij: se viaja de capital i a capital j [1 – 0]</text:p>
      <text:p text:style-name="P3">Ui: orden en que se visita capital i</text:p>
      <text:p text:style-name="P3">Di: distancia recorrida en viaje de orden I [km/período]</text:p>
      <text:p text:style-name="P3">Ydij: al viajar de capital i a capital j se requiere un descanso extra [km/período]</text:p>
      <text:p text:style-name="P3">Tkm: total kilómetros recorridos [km/período]<text:line-break/>E: cantidad total de estiramientos [u/período]</text:p>
      <text:p text:style-name="P3">A: cantidad total de botellas de agua compradas [u/período]<text:line-break/>A2: cantidad total de botellas de agua de dos dólares compradas [u/período]<text:line-break/>A3: cantidad total de botellas de agua de tres dólares compradas [u/período]<text:line-break/>Yh: se comprar la heladera [1 – 0]</text:p>
      <text:p text:style-name="P3"/>
      <text:p text:style-name="P6">Funcional:</text:p>
      <text:p text:style-name="P6"/>
      <text:p text:style-name="P13"><text:span text:style-name="T7">Zmin = Costo </text:span><text:span text:style-name="T8">en </text:span><text:span text:style-name="T7">Comida + Costo </text:span><text:span text:style-name="T8">en </text:span><text:span text:style-name="T7">Agua + Costo </text:span><text:span text:style-name="T8">en </text:span><text:span text:style-name="T7">Hotel + Costo </text:span><text:span text:style-name="T8">en </text:span><text:span text:style-name="T7">Nafta</text:span></text:p>
      <text:p text:style-name="P13"><text:span text:style-name="T7">Zmin = <text:s/>(30</text:span><text:span text:style-name="T5">u$ </text:span><text:span text:style-name="T7">* Di&lt;=10km + 25</text:span><text:span text:style-name="T6">u$ </text:span><text:span text:style-name="T7">* Di&gt;10km,&lt;=20km + 20</text:span><text:span text:style-name="T6">u$ </text:span><text:span text:style-name="T7">* <text:s/>Di&gt;20km,&lt;=30km + 15</text:span><text:span text:style-name="T6">u$ </text:span><text:span text:style-name="T7">* Di&gt;30km)*2 + 60</text:span><text:span text:style-name="T5">u$ </text:span><text:span text:style-name="T7">* Yh + </text:span><text:span text:style-name="T8">2</text:span><text:span text:style-name="T10">u$ </text:span><text:span text:style-name="T7">* A2 + 3</text:span><text:span text:style-name="T9">u$ </text:span><text:span text:style-name="T7">*A3+ </text:span><text:span text:style-name="T8">50</text:span><text:span text:style-name="T10">u$ </text:span><text:span text:style-name="T7"><text:s/>*</text:span><text:span text:style-name="T7"><draw:frame draw:style-name="fr1" draw:name="Object1" text:anchor-type="as-char" svg:width="2.198cm" svg:height="0.58cm" draw:z-index="0"><draw:object xlink:href="./Object 1" xlink:type="simple" xlink:show="embed" xlink:actuate="onLoad"/><draw:image xlink:href="./ObjectReplacements/Object 1" xlink:type="simple" xlink:show="embed" xlink:actuate="onLoad"/><svg:desc>formula</svg:desc></draw:frame></text:span><text:span text:style-name="T8">+ 2</text:span><text:span text:style-name="T10">u$ </text:span><text:span text:style-name="T8">* Tkm</text:span></text:p>
      <text:p text:style-name="P3"/>
      <text:p text:style-name="P5">Fórmulas matemáticas:</text:p>
      <text:p text:style-name="P5"/>
      <text:p text:style-name="P3">#Binaria, vale 1 si se va desde la capital i hasta la capital j</text:p>
      <text:p text:style-name="P3">var Y{i in CP, j in CP: i&lt;&gt;j} &gt;= 0, binary;</text:p>
      <text:p text:style-name="P3"/>
      <text:p text:style-name="P3">#Entera, indica el orden de secuencia en que la capital i es visitada (excluyendo el punto de <text:soft-page-break/>partida)</text:p>
      <text:p text:style-name="P3">var U{i in CP} &gt;= 1, integer;</text:p>
      <text:p text:style-name="P3"/>
      <text:p text:style-name="P3">#Variable para guardar el total de estiramientos</text:p>
      <text:p text:style-name="P3">var E &gt;= 0;</text:p>
      <text:p text:style-name="P3"/>
      <text:p text:style-name="P3">#Variable para guardar distancia recorrida en viaje de orden i [km/período]</text:p>
      <text:p text:style-name="P3">var D{i in CP} &gt;= 0;</text:p>
      <text:p text:style-name="P3"/>
      <text:p text:style-name="P3">#Variable para guardar el total kilómetros recorridos [km/período]</text:p>
      <text:p text:style-name="P3">var Tkm &gt;= 0;</text:p>
      <text:p text:style-name="P3"/>
      <text:p text:style-name="P3">#Variable para guardar el total de botellas de agua compradas [unidad/período]</text:p>
      <text:p text:style-name="P3">var A &gt;= 0;</text:p>
      <text:p text:style-name="P3"/>
      <text:p text:style-name="P3">#Variable para guardar el total de botellas de agua de 2 USD compradas [unidad/período]</text:p>
      <text:p text:style-name="P3">var A2 &gt;= 0;</text:p>
      <text:p text:style-name="P3"/>
      <text:p text:style-name="P3">#Variable para guardar el total de botellas de agua de 3 USD compradas [unidad/período]</text:p>
      <text:p text:style-name="P3">var A3 &gt;= 0;</text:p>
      <text:p text:style-name="P3"/>
      <text:p text:style-name="P3">#Binaria, indica si deben comprar la heladera</text:p>
      <text:p text:style-name="P3">var Yh &gt;= 0;</text:p>
      <text:p text:style-name="P3"/>
      <text:p text:style-name="P3">#Variable para guardar el costo de comida</text:p>
      <text:p text:style-name="P3">var CostoComida &gt;= 0;</text:p>
      <text:p text:style-name="P3"/>
      <text:p text:style-name="P3">#Variable para guardar el costo de la bebida</text:p>
      <text:p text:style-name="P3">var CostoAgua &gt;= 0;</text:p>
      <text:p text:style-name="P3"/>
      <text:p text:style-name="P3">#Variable para guardar el costo de noches de hotel pagadas</text:p>
      <text:p text:style-name="P3">var CostoHotel &gt;= 0;</text:p>
      <text:p text:style-name="P3"/>
      <text:p text:style-name="P3">#Variable para guardar el costo de nafta</text:p>
      <text:p text:style-name="P3">var CostoNafta &gt;= 0;</text:p>
      <text:p text:style-name="P3"/>
      <text:p text:style-name="P3">#====================================================</text:p>
      <text:p text:style-name="P3"/>
      <text:p text:style-name="P3">#Funcional: Minimizar el costo de visitar todas las capitales</text:p>
      <text:p text:style-name="P3">#Calculado como: Costo total de comida (dos personas), más costo total de botellas de agua, más costo total de hotel, más costo total de nafta.</text:p>
      <text:p text:style-name="P3"/>
      <text:p text:style-name="P3">minimize z: CostoComida + CostoAgua + CostoHotel + CostoNafta;</text:p>
      <text:p text:style-name="P5"/>
      <text:p text:style-name="P3"/>
      <text:p text:style-name="P12">Modelo en computadora (GLPK)<text:line-break/></text:p>
      <text:p text:style-name="P12">Resolución</text:p>
      <text:p text:style-name="P3"/>
      <text:p text:style-name="P12">Análisis de la solución</text:p>
      <text:p text:style-name="P3"/>
      <text:p text:style-name="P3"/>
      <text:p text:style-name="P8">Parte B</text:p>
      <text:p text:style-name="P3"/>
      <text:p text:style-name="P3">El ejercicio presenta un problema de ganancias y costos similar a los de producción. En este caso, la fabricación de productos A y B está representada por la producción y venta de entradas tipo Gold o tipo Silver, en donde cada tipo de entradas tiene una ganancia (ganancia de venta de <text:soft-page-break/>la entrada) y un costo (costo de merchandising y de espacio ocupado en el predio).</text:p>
      <text:p text:style-name="P3"/>
      <text:p text:style-name="P12">Análisis</text:p>
      <text:p text:style-name="P3"/>
      <text:p text:style-name="P12">Objetivo</text:p>
      <text:p text:style-name="P3"/>
      <text:p text:style-name="P3">Definir cuántas entradas tipo Gold o tipo Silver se deben repartir a lo largo del predio y cuántos paquetes para el merchandising se deben comprar en el tiempo previo al inicio del evento de manera de maximizar las ganancias.</text:p>
      <text:p text:style-name="P3"/>
      <text:p text:style-name="P12">Hipótesis</text:p>
      <text:p text:style-name="P3"/>
      <text:list xml:id="list153137679512462" text:style-name="L1">
        <text:list-item>
          <text:p text:style-name="P15">Todos los metros cuadrados serán ocupados.</text:p>
        </text:list-item>
        <text:list-item>
          <text:p text:style-name="P15">Cada paquete es asignado a pases Silver o Gold, pero no a ambos.</text:p>
        </text:list-item>
        <text:list-item>
          <text:p text:style-name="P15">Se les debe asignar paquetes de merchandising a las entradas de protocolo.</text:p>
        </text:list-item>
        <text:list-item>
          <text:p text:style-name="P15">La cantidad de entradas de protocolo es constante y son el resultado de una cantidad determinada de pases Golds y otra cantidad de pases Silver.</text:p>
        </text:list-item>
        <text:list-item>
          <text:p text:style-name="P15">No hay stock inicial de paquetes de merchandising.</text:p>
        </text:list-item>
        <text:list-item>
          <text:p text:style-name="P15">No hay inflación.</text:p>
        </text:list-item>
        <text:list-item>
          <text:p text:style-name="P15">No hay costos adicionales (como podría ser el de los repartidores de entradas, los acomodadores, etc.)</text:p>
        </text:list-item>
        <text:list-item>
          <text:p text:style-name="P15">Todas las entradas tanto vendidas como asignadas para el dueño del predio o entregadas de protocolo tienen ubicación garantizada.</text:p>
        </text:list-item>
        <text:list-item>
          <text:p text:style-name="P15">El costo de la reserva del predio será los 500 pases Silver por el precio de cada pase ($700).</text:p>
        </text:list-item>
        <text:list-item>
          <text:p text:style-name="P15">Se dan mínimo 50 pases tipo Silver y 20 tipo Gold de protocolo.</text:p>
        </text:list-item>
      </text:list>
      <text:p text:style-name="P3"/>
      <text:p text:style-name="P12">Modelo de programación lineal continua</text:p>
      <text:p text:style-name="P5"/>
      <text:p text:style-name="P5">Variables:</text:p>
      <text:p text:style-name="P5"/>
      <text:p text:style-name="P3">Cg: cantidad de pases Gold que ocuparán el predio [unidades/período]</text:p>
      <text:p text:style-name="P3">Cs: cantidad de pases Silver que ocuparán el predio [unidades/período]</text:p>
      <text:p text:style-name="P3">Cm: cantidad de paquetes de merchandising a comprar [unidades/período]</text:p>
      <text:p text:style-name="P3">Cmg: cantidad de paquetes de merchandising destinados a pases Gold a comprar [unidades/período]</text:p>
      <text:p text:style-name="P3">Cms: cantidad de paquetes de merchandising destinados a pases Silver a comprar [unidades/período]</text:p>
      <text:p text:style-name="P3">Cgv: cantidad de pases Gold vendidos [unidades/período]</text:p>
      <text:p text:style-name="P3">Csv: cantidad de pases Silver vendidos [unidades/período]</text:p>
      <text:p text:style-name="P3">Pg: cantidad de pases Gold que deben ser entregados como pases de protocolo [unidades/período]</text:p>
      <text:p text:style-name="P3">Ps: cantidad de pases Silver que deben ser entregados como pases de protocolo [unidades/período]</text:p>
      <text:p text:style-name="P5"/>
      <text:p text:style-name="P5"/>
      <text:p text:style-name="P5">Fórmulas Matemáticas:</text:p>
      <text:p text:style-name="P5"/>
      <text:p text:style-name="P3">Entradas Gold) 100 + Pg + Cgv = Cg</text:p>
      <text:p text:style-name="P3"/>
      <text:p text:style-name="P3">Entradas Silver) Ps + Csv = Cs</text:p>
      <text:p text:style-name="P3"/>
      <text:p text:style-name="P3">Merchandising Total) Cmg + Cms = Cm<text:line-break/></text:p>
      <text:p text:style-name="P3">Merchandising Gold) Cmg * 8 &gt;= Cg<text:line-break/></text:p>
      <text:p text:style-name="P3">Merchandising Silver) Cms &gt;= Cs * 20</text:p>
      <text:p text:style-name="P3"/>
      <text:p text:style-name="P3"><text:soft-page-break/>Capacidad Predio) Cg + Cs * 0.5 &lt;= 8000</text:p>
      <text:p text:style-name="P3"/>
      <text:p text:style-name="P3">Minima Silver) Csv &gt;= 500</text:p>
      <text:p text:style-name="P3"/>
      <text:p text:style-name="P3">Funcional:</text:p>
      <text:p text:style-name="P3"/>
      <text:p text:style-name="P3">Z(Máx.) = 1500 * Cgv + 700 * Csv – 800 * Cm – 500 * 700</text:p>
      <text:p text:style-name="P3"/>
      <text:p text:style-name="P1"><text:span text:style-name="T3">Modelo en computadora (GLPK)<text:line-break/><text:line-break/></text:span><text:span text:style-name="T1"># Resolucion Ejercicio B - Organizacion Fiesta</text:span></text:p>
      <text:p text:style-name="P3"/>
      <text:p text:style-name="P3">/* Declaracion de variables */</text:p>
      <text:p text:style-name="P3">var CantidadGold &gt;= 0, integer;</text:p>
      <text:p text:style-name="P3">var CantidadSilver &gt;= 0, integer;</text:p>
      <text:p text:style-name="P3">var CantidadMerchandising &gt;= 0, integer;</text:p>
      <text:p text:style-name="P3">var PaquetesGold &gt;= 0, integer;</text:p>
      <text:p text:style-name="P3">var PaquetesSilver &gt;= 0, integer;</text:p>
      <text:p text:style-name="P3">var CantidadGoldVendidos &gt;= 0, integer;</text:p>
      <text:p text:style-name="P3">var CantidadSilverVendidos &gt;= 0, integer;</text:p>
      <text:p text:style-name="P3">var CantidadMerchndisingGold &gt;= 0, integer;</text:p>
      <text:p text:style-name="P3">var CantidadMerchndisingSilver &gt;= 0, integer;</text:p>
      <text:p text:style-name="P3"/>
      <text:p text:style-name="P3">/* Definición del funcional */</text:p>
      <text:p text:style-name="P3">maximize z: 1500 * CantidadGoldVendidos + 700 * CantidadSilverVendidos - 800 * CantidadMerchandising - 500 * 700 ;</text:p>
      <text:p text:style-name="P3"/>
      <text:p text:style-name="P3">/* Restricciones */</text:p>
      <text:p text:style-name="P3"/>
      <text:p text:style-name="P3">s.t. entradasGold: 100 + PaquetesGold + CantidadGoldVendidos = CantidadGold;</text:p>
      <text:p text:style-name="P3">s.t. entradasSilver: PaquetesSilver + CantidadSilverVendidos = CantidadSilver;</text:p>
      <text:p text:style-name="P3">s.t. merchandisingTotal: CantidadMerchndisingGold + CantidadMerchndisingSilver = CantidadMerchandising;</text:p>
      <text:p text:style-name="P3">s.t. merchandisingGold: CantidadMerchndisingGold * 8 &gt;= CantidadGold;</text:p>
      <text:p text:style-name="P3">s.t. merchandisingSilver: CantidadMerchndisingSilver * 20 &gt;= CantidadSilver;</text:p>
      <text:p text:style-name="P3">s.t. capacidadPredio: CantidadGold + CantidadSilver * 0.5 &lt;= 8000;</text:p>
      <text:p text:style-name="P3">s.t. minimasSilver: CantidadSilverVendidos &gt;= 500;</text:p>
      <text:p text:style-name="P3"/>
      <text:p text:style-name="P3">end;</text:p>
      <text:p text:style-name="P3"/>
      <text:p text:style-name="P12">Resolución</text:p>
      <text:p text:style-name="P3"/>
      <text:p text:style-name="P3">Problem: <text:s text:c="3"/>b</text:p>
      <text:p text:style-name="P3">Rows: <text:s text:c="6"/>8</text:p>
      <text:p text:style-name="P3">Columns: <text:s text:c="3"/>9 (9 integer, 0 binary)</text:p>
      <text:p text:style-name="P3">Non-zeros: <text:s/>19</text:p>
      <text:p text:style-name="P3">Status: <text:s text:c="4"/>INTEGER OPTIMAL</text:p>
      <text:p text:style-name="P3">Objective: <text:s/>z = 10679800 (MAXimum)</text:p>
      <text:p text:style-name="P3"/>
      <text:p text:style-name="P3"><text:s text:c="3"/>No. <text:s text:c="2"/>Row name <text:s text:c="7"/>Activity <text:s text:c="4"/>Lower bound <text:s text:c="2"/>Upper bound</text:p>
      <text:p text:style-name="P3">---------------------------------------------------------------------------</text:p>
      <text:p text:style-name="P3"><text:s text:c="5"/>1 z <text:s text:c="16"/>1.10298e+07 <text:s text:c="28"/></text:p>
      <text:p text:style-name="P3"><text:s text:c="5"/>2 entradasGold<text:tab/><text:tab/>-100 <text:s text:c="4"/>-100 <text:s text:c="8"/><text:tab/>=</text:p>
      <text:p text:style-name="P3"><text:s text:c="5"/>3 entradasSilver<text:tab/><text:tab/>0 <text:s text:c="11"/>-0 <text:s text:c="12"/><text:tab/>=</text:p>
      <text:p text:style-name="P3"><text:s text:c="5"/>4 merchandisingTotal<text:tab/>0 <text:s text:c="11"/>-0 <text:s text:c="12"/><text:tab/>=</text:p>
      <text:p text:style-name="P3"><text:s text:c="5"/>5 merchandisingGold<text:tab/>2 <text:s text:c="11"/>-0 <text:s text:c="14"/></text:p>
      <text:p text:style-name="P3"><text:s text:c="5"/>6 merchandisingSilver<text:tab/>0 <text:s text:c="11"/>-0 <text:s text:c="14"/></text:p>
      <text:p text:style-name="P3"><text:s text:c="5"/>7 capacidadPredio<text:tab/><text:tab/>8000 <text:s text:c="23"/><text:tab/>8000</text:p>
      <text:p text:style-name="P3"><text:soft-page-break/><text:s text:c="5"/>8 minimasSilver<text:tab/><text:tab/>500 <text:s text:c="10"/><text:tab/><text:tab/>500 <text:s text:c="14"/></text:p>
      <text:p text:style-name="P3"/>
      <text:p text:style-name="P3"><text:s text:c="3"/>No. Column name <text:s text:c="6"/>Activity <text:s text:c="4"/>Lower bound <text:s text:c="2"/>Upper bound</text:p>
      <text:p text:style-name="P3">-----------------------------------------------------------------------------</text:p>
      <text:p text:style-name="P3"><text:s text:c="5"/>1 CantidadGold <text:tab/><text:tab/><text:tab/>* <text:s text:c="10"/>7750 <text:s text:c="12"/><text:tab/>0 <text:s text:c="14"/></text:p>
      <text:p text:style-name="P3"><text:s text:c="5"/>2 CantidadSilver<text:tab/><text:tab/><text:tab/>* <text:s text:c="11"/>500 <text:s text:c="12"/><text:tab/>0 <text:s text:c="14"/></text:p>
      <text:p text:style-name="P3"><text:s text:c="5"/>3 CantidadMerchandising<text:tab/><text:tab/>* <text:s text:c="11"/>994 <text:s text:c="11"/><text:tab/>0 <text:s text:c="14"/></text:p>
      <text:p text:style-name="P3"><text:s text:c="5"/>4 PaquetesGold <text:tab/><text:tab/><text:tab/>* <text:s text:c="13"/>0 <text:s text:c="12"/><text:tab/>0 <text:s text:c="14"/></text:p>
      <text:p text:style-name="P3"><text:s text:c="5"/>5 PaquetesSilver<text:tab/> <text:s text:c="9"/><text:tab/><text:tab/>* <text:s text:c="13"/>0 <text:s text:c="12"/><text:tab/>0 <text:s text:c="14"/></text:p>
      <text:p text:style-name="P3"><text:s text:c="5"/>6 CantidadGoldVendidos <text:s/><text:tab/>* <text:s text:c="10"/>7650 <text:s text:c="12"/><text:tab/>0 <text:s text:c="14"/></text:p>
      <text:p text:style-name="P3"><text:s text:c="5"/>7 CantidadSilverVendidos<text:tab/><text:tab/>* <text:s text:c="11"/>500 <text:s text:c="12"/><text:tab/>0 <text:s text:c="14"/></text:p>
      <text:p text:style-name="P3"><text:s text:c="5"/>8 CantidadMerchndisingGold<text:tab/>* <text:s text:c="11"/>969 <text:s text:c="12"/><text:tab/>0 <text:s text:c="14"/></text:p>
      <text:p text:style-name="P3"><text:s text:c="5"/>9 CantidadMerchndisingSilver<text:tab/>* <text:s text:c="12"/>25 <text:s text:c="12"/><text:tab/>0 <text:s text:c="14"/></text:p>
      <text:p text:style-name="P3"/>
      <text:p text:style-name="P3">Integer feasibility conditions:</text:p>
      <text:p text:style-name="P3"/>
      <text:p text:style-name="P3">KKT.PE: max.abs.err = 0.00e+00 on row 0</text:p>
      <text:p text:style-name="P3"><text:s text:c="8"/>max.rel.err = 0.00e+00 on row 0</text:p>
      <text:p text:style-name="P3"><text:s text:c="8"/>High quality</text:p>
      <text:p text:style-name="P3"/>
      <text:p text:style-name="P3">KKT.PB: max.abs.err = 0.00e+00 on row 0</text:p>
      <text:p text:style-name="P3"><text:s text:c="8"/>max.rel.err = 0.00e+00 on row 0</text:p>
      <text:p text:style-name="P3"><text:s text:c="8"/>High quality</text:p>
      <text:p text:style-name="P3"/>
      <text:p text:style-name="P3">End of output</text:p>
      <text:p text:style-name="P3"/>
      <text:p text:style-name="P12">Análisis de la solución</text:p>
      <text:p text:style-name="P3"/>
      <text:p text:style-name="P3">Al ver la solución se puede observar que se para maximizar las ganancias se venden muchos más pases Gold que Silver. Esto tiene sentido puesto que mientras más pases Silver se vendan, el doble de gente que con pases Gold tendrá que tener paquetes de merchandising asignados, y por más que un paquete de merchandising destinado a pases Silver cubra 12 personas más que uno para pases Gold, se ve que a gran escala (como un predio de 8000 mts) no conviene vender muchos pases Silver, sino más que nada Gol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0-19T15:44:00.407207184</dc:date>
    <meta:editing-duration>PT21S</meta:editing-duration>
    <meta:editing-cycles>1</meta:editing-cycles>
    <meta:document-statistic meta:table-count="0" meta:image-count="0" meta:object-count="1" meta:page-count="6" meta:paragraph-count="168" meta:word-count="1581" meta:character-count="10223" meta:non-whitespace-character-count="8065"/>
  </office:meta>
</office:document-meta>
</file>

<file path=Object 1/content.xml><?xml version="1.0" encoding="utf-8"?>
<math xmlns="http://www.w3.org/1998/Math/MathML" display="block">
  <semantics>
    <mrow>
      <mrow>
        <mo stretchy="false">∑</mo>
        <mi mathvariant="italic">Yij</mi>
      </mrow>
      <mo stretchy="false">+</mo>
      <mi mathvariant="italic">Ydij</mi>
    </mrow>
    <annotation encoding="StarMath 5.0">sum Yij + Ydij
</annotation>
  </semantics>
</math>
</file>